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hronousNotifi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hronousNotifier.addRunnable( Runnable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hronousNotifier.removeRunnable( Runnable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hronousNotifier.AsynchronousNotifier( Executor executor , Notifi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hronousNotifier.AsynchronousNotifier( 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